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40EB37DB8E605D368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with transparency 1" draw:style-name="gr1" draw:text-style-name="P1" svg:width="20.862cm" svg:height="26.801cm" svg:x="0.002cm" svg:y="0cm"><draw:image xlink:href="Pictures/10000001000003280000040EB37DB8E605D3680B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07:59:55.180323498</meta:creation-date>
    <dc:date>2022-12-14T08:00:08.432251752</dc:date>
    <meta:editing-duration>PT13S</meta:editing-duration>
    <meta:editing-cycles>1</meta:editing-cycles>
    <meta:generator>LibreOffice/7.4.3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